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8200" calcext:value-type="float">
            <text:p>1482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8100" calcext:value-type="float">
            <text:p>-8100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300" calcext:value-type="float">
            <text:p>93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3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 office:value-type="float" office:value="7600" calcext:value-type="float">
            <text:p>7600</text:p>
          </table:table-cell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34900" calcext:value-type="float">
            <text:p>349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14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14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3"/>
        </table:table-row>
        <table:table-row table:style-name="ro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4">
          <table:table-cell table:number-columns-repeated="8"/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3:48:50.415411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3T13:57:09.481682498</dc:date>
    <meta:editing-duration>P5DT20H9M48S</meta:editing-duration>
    <meta:editing-cycles>2142</meta:editing-cycles>
    <meta:generator>LibreOffice/4.2.6.3$Linux_X86_64 LibreOffice_project/420m0$Build-3</meta:generator>
    <meta:document-statistic meta:table-count="12" meta:cell-count="5133" meta:object-count="0"/>
  </office:meta>
</office:document-meta>
</file>